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580000004B708087D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Arial" svg:font-family="Arial" style:font-family-generic="roman"/>
    <style:font-face style:name="Droid Sans Fallback2" svg:font-family="'Droid Sans Fallback', Cambria" style:font-family-generic="roman"/>
    <style:font-face style:name="FreeSans" svg:font-family="FreeSans" style:font-family-generic="roman"/>
    <style:font-face style:name="宋体" svg:font-family="宋体" style:font-family-generic="roman"/>
    <style:font-face style:name="FreeSans2" svg:font-family="FreeSans" style:font-family-generic="swiss"/>
    <style:font-face style:name="Droid Sans Fallback1" svg:font-family="'Droid Sans Fallback'" style:font-pitch="variable"/>
    <style:font-face style:name="FreeSans3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Table1" style:family="table">
      <style:table-properties style:width="6.9278in" table:align="left" style:writing-mode="lr-tb"/>
    </style:style>
    <style:style style:name="Table1.A" style:family="table-column">
      <style:table-column-properties style:column-width="2.3083in"/>
    </style:style>
    <style:style style:name="Table1.C" style:family="table-column">
      <style:table-column-properties style:column-width="2.311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.C1" style:family="table-cell">
      <style:table-cell-properties style:vertical-align="top" fo:padding="0.0382in" fo:border="0.1pt solid #000000" style:writing-mode="lr-tb"/>
    </style:style>
    <style:style style:name="Table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C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3" style:family="table">
      <style:table-properties style:width="6.925in" table:align="margins" style:writing-mode="lr-tb"/>
    </style:style>
    <style:style style:name="Table3.A" style:family="table-column">
      <style:table-column-properties style:column-width="1.6215in" style:rel-column-width="2335*"/>
    </style:style>
    <style:style style:name="Table3.B" style:family="table-column">
      <style:table-column-properties style:column-width="4.1896in" style:rel-column-width="6033*"/>
    </style:style>
    <style:style style:name="Table3.C" style:family="table-column">
      <style:table-column-properties style:column-width="1.1139in" style:rel-column-width="160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8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d1074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officeooo:rsid="002693d7" officeooo:paragraph-rsid="002693d7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font-size="11pt" officeooo:rsid="002cf74e" officeooo:paragraph-rsid="002cf74e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fo:font-size="11pt" officeooo:rsid="002ead8a" officeooo:paragraph-rsid="002ead8a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font-size="11pt" officeooo:rsid="0027c042" officeooo:paragraph-rsid="00274898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1pt" officeooo:rsid="002ffc02" officeooo:paragraph-rsid="002ffc02" fo:background-color="transparent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officeooo:rsid="003099fd" officeooo:paragraph-rsid="003099fd" fo:background-color="transparent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fo:font-size="11pt" officeooo:rsid="0033328b" officeooo:paragraph-rsid="0033328b" fo:background-color="transparent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fo:font-size="11pt" officeooo:rsid="0034cef6" officeooo:paragraph-rsid="0034cef6" fo:background-color="transparent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fo:font-size="11pt" officeooo:rsid="0038681a" officeooo:paragraph-rsid="0038681a" fo:background-color="transparent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fo:font-size="11pt" officeooo:rsid="002ffee8" officeooo:paragraph-rsid="0032e0b4" fo:background-color="transparent" style:font-name-asian="Liberation Serif1" style:font-size-asian="11pt" style:font-name-complex="Liberation Serif1" style:font-size-complex="11pt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 style:snap-to-layout-grid="false"/>
    </style:style>
    <style:style style:name="P16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fo:font-size="11pt" officeooo:paragraph-rsid="001e2b6a" style:font-size-asian="11pt" style:font-size-complex="11pt"/>
    </style:style>
    <style:style style:name="P18" style:family="paragraph" style:parent-style-name="Table_20_Contents">
      <style:paragraph-properties fo:text-align="start" style:justify-single-word="false"/>
      <style:text-properties fo:font-size="11pt" officeooo:rsid="00274898" officeooo:paragraph-rsid="00274898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fo:font-size="11pt" officeooo:rsid="0028b7fe" officeooo:paragraph-rsid="0028b7fe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fo:font-size="11pt" officeooo:rsid="002ead8a" officeooo:paragraph-rsid="002ead8a" style:font-size-asian="11pt" style:font-size-complex="11pt"/>
    </style:style>
    <style:style style:name="P21" style:family="paragraph" style:parent-style-name="Table_20_Contents">
      <style:paragraph-properties fo:text-align="start" style:justify-single-word="false"/>
      <style:text-properties fo:font-size="11pt" officeooo:rsid="002ffc02" officeooo:paragraph-rsid="002ffc02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fo:font-size="11pt" officeooo:rsid="002cf74e" officeooo:paragraph-rsid="002cf74e" style:font-size-asian="11pt" style:font-size-complex="11pt"/>
    </style:style>
    <style:style style:name="P23" style:family="paragraph" style:parent-style-name="Table_20_Contents">
      <style:paragraph-properties fo:text-align="start" style:justify-single-word="false"/>
      <style:text-properties fo:font-size="11pt" officeooo:rsid="002ffee8" officeooo:paragraph-rsid="002ffee8" fo:background-color="transparent" style:font-size-asian="11pt" style:font-size-complex="11pt"/>
    </style:style>
    <style:style style:name="P24" style:family="paragraph" style:parent-style-name="Table_20_Contents">
      <style:paragraph-properties fo:text-align="start" style:justify-single-word="false"/>
      <style:text-properties fo:font-size="11pt" officeooo:rsid="002ffee8" officeooo:paragraph-rsid="003099fd" fo:background-color="transparent" style:font-size-asian="11pt" style:font-size-complex="11pt"/>
    </style:style>
    <style:style style:name="P25" style:family="paragraph" style:parent-style-name="Table_20_Contents">
      <style:paragraph-properties fo:text-align="start" style:justify-single-word="false"/>
      <style:text-properties fo:font-size="11pt" officeooo:rsid="003548ae" officeooo:paragraph-rsid="003548ae" fo:background-color="transparent" style:font-size-asian="11pt" style:font-size-complex="11pt"/>
    </style:style>
    <style:style style:name="P26" style:family="paragraph" style:parent-style-name="Table_20_Contents">
      <style:paragraph-properties fo:text-align="start" style:justify-single-word="false"/>
      <style:text-properties fo:font-size="11pt" officeooo:rsid="0038681a" officeooo:paragraph-rsid="0038681a" fo:background-color="transparent" style:font-size-asian="11pt" style:font-size-complex="11pt"/>
    </style:style>
    <style:style style:name="P27" style:family="paragraph" style:parent-style-name="Table_20_Contents">
      <style:paragraph-properties fo:text-align="start" style:justify-single-word="false"/>
      <style:text-properties fo:font-size="11pt" officeooo:rsid="00393a08" officeooo:paragraph-rsid="003a21c8" fo:background-color="transparent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officeooo:rsid="001d1074" officeooo:paragraph-rsid="001d1074"/>
    </style:style>
    <style:style style:name="P29" style:family="paragraph" style:parent-style-name="Table_20_Contents">
      <style:paragraph-properties fo:text-align="start" style:justify-single-word="false"/>
      <style:text-properties officeooo:paragraph-rsid="003a21c8"/>
    </style:style>
    <style:style style:name="P30" style:family="paragraph" style:parent-style-name="Preformatted_20_Text">
      <style:paragraph-properties fo:line-height="150%" fo:text-align="start" style:justify-single-word="false"/>
      <style:text-properties officeooo:paragraph-rsid="0032e0b4" style:font-name-asian="Liberation Serif1" style:font-name-complex="Liberation Serif1"/>
    </style:style>
    <style:style style:name="P31" style:family="paragraph" style:parent-style-name="Preformatted_20_Text">
      <style:paragraph-properties fo:line-height="150%" fo:text-align="start" style:justify-single-word="false"/>
      <style:text-properties style:font-name="Calibri" fo:font-size="11pt" fo:font-weight="normal" officeooo:rsid="0019e31c" officeooo:paragraph-rsid="0032e0b4" fo:background-color="transparent" style:font-size-asian="11pt" style:font-weight-asian="normal" style:font-name-complex="Calibri" style:font-size-complex="11pt" style:font-weight-complex="normal"/>
    </style:style>
    <style:style style:name="P32" style:family="paragraph" style:parent-style-name="Preformatted_20_Text">
      <style:paragraph-properties fo:line-height="150%" fo:text-align="start" style:justify-single-word="false"/>
      <style:text-properties style:font-name="Calibri" fo:font-size="11pt" fo:font-weight="normal" officeooo:rsid="001b468f" officeooo:paragraph-rsid="0032e0b4" fo:background-color="transparent" style:font-size-asian="11pt" style:font-weight-asian="normal" style:font-name-complex="Calibri" style:font-size-complex="11pt" style:font-weight-complex="normal"/>
    </style:style>
    <style:style style:name="P33" style:family="paragraph" style:parent-style-name="Preformatted_20_Text">
      <style:paragraph-properties fo:line-height="150%" fo:text-align="start" style:justify-single-word="false"/>
      <style:text-properties style:font-name="Calibri" fo:font-size="11pt" fo:font-weight="normal" officeooo:rsid="001cbb11" officeooo:paragraph-rsid="0032e0b4" fo:background-color="transparent" style:font-name-asian="Liberation Serif1" style:font-size-asian="11pt" style:font-weight-asian="normal" style:font-name-complex="Calibri" style:font-size-complex="11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font-size="11pt" officeooo:rsid="00274898" officeooo:paragraph-rsid="00274898" style:font-size-asian="11pt" style:font-size-complex="11pt"/>
    </style:style>
    <style:style style:name="P35" style:family="paragraph" style:parent-style-name="Table_20_Contents">
      <style:paragraph-properties fo:text-align="start" style:justify-single-word="false"/>
      <style:text-properties fo:font-size="11pt" officeooo:paragraph-rsid="001e2b6a" style:font-size-asian="11pt" style:font-size-complex="11pt"/>
    </style:style>
    <style:style style:name="P36" style:family="paragraph" style:parent-style-name="Table_20_Contents">
      <style:paragraph-properties fo:text-align="start" style:justify-single-word="false"/>
      <style:text-properties fo:font-size="11pt" officeooo:rsid="003c8992" officeooo:paragraph-rsid="003c8992" style:font-size-asian="11pt" style:font-size-complex="11pt"/>
    </style:style>
    <style:style style:name="P37" style:family="paragraph" style:parent-style-name="Table_20_Contents">
      <style:paragraph-properties fo:text-align="start" style:justify-single-word="false"/>
      <style:text-properties fo:font-size="11pt" officeooo:rsid="00393a08" officeooo:paragraph-rsid="003ca396" style:font-size-asian="11pt" style:font-size-complex="11pt"/>
    </style:style>
    <style:style style:name="P38" style:family="paragraph" style:parent-style-name="Table_20_Contents">
      <style:paragraph-properties fo:text-align="start" style:justify-single-word="false"/>
      <style:text-properties fo:font-size="11pt" officeooo:rsid="00393a08" officeooo:paragraph-rsid="003d8337" style:font-size-asian="11pt" style:font-size-complex="11pt"/>
    </style:style>
    <style:style style:name="P39" style:family="paragraph" style:parent-style-name="Table_20_Contents">
      <style:paragraph-properties fo:text-align="start" style:justify-single-word="false"/>
      <style:text-properties fo:font-size="11pt" officeooo:rsid="003d8337" officeooo:paragraph-rsid="003d8337" style:font-size-asian="11pt" style:font-size-complex="11pt"/>
    </style:style>
    <style:style style:name="P40" style:family="paragraph" style:parent-style-name="Table_20_Contents">
      <style:paragraph-properties fo:text-align="start" style:justify-single-word="false"/>
      <style:text-properties fo:font-size="11pt" officeooo:rsid="003f9681" officeooo:paragraph-rsid="003f9681" style:font-size-asian="11pt" style:font-size-complex="11pt"/>
    </style:style>
    <style:style style:name="P41" style:family="paragraph" style:parent-style-name="Table_20_Contents">
      <style:paragraph-properties fo:text-align="start" style:justify-single-word="false"/>
      <style:text-properties fo:font-size="11pt" officeooo:rsid="0041e0d9" officeooo:paragraph-rsid="0041e0d9" style:font-size-asian="11pt" style:font-size-complex="11pt"/>
    </style:style>
    <style:style style:name="P42" style:family="paragraph" style:parent-style-name="Table_20_Contents">
      <style:paragraph-properties fo:text-align="start" style:justify-single-word="false"/>
      <style:text-properties fo:font-size="11pt" officeooo:rsid="003f9681" officeooo:paragraph-rsid="003f9681" fo:background-color="#ffff00" style:font-size-asian="11pt" style:font-size-complex="11pt"/>
    </style:style>
    <style:style style:name="P43" style:family="paragraph" style:parent-style-name="Standard" style:master-page-name="Standard">
      <style:paragraph-properties fo:text-align="center" style:justify-single-word="false" style:page-number="auto"/>
      <style:text-properties fo:font-size="15pt" fo:font-weight="bold" officeooo:rsid="00318a1f" style:font-size-asian="15pt" style:font-weight-asian="bold" style:font-size-complex="15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1pt" officeooo:rsid="002693d7" officeooo:paragraph-rsid="002693d7" style:font-size-asian="11pt" style:font-size-complex="11pt"/>
    </style:style>
    <style:style style:name="P45" style:family="paragraph" style:parent-style-name="Standard">
      <style:paragraph-properties fo:text-align="start" style:justify-single-word="false"/>
      <style:text-properties fo:font-size="11pt" officeooo:rsid="003c8992" officeooo:paragraph-rsid="003c8992" style:font-size-asian="11pt" style:font-size-complex="11pt"/>
    </style:style>
    <style:style style:name="P46" style:family="paragraph" style:parent-style-name="Standard">
      <style:paragraph-properties fo:text-align="start" style:justify-single-word="false"/>
      <style:text-properties fo:font-size="11pt" officeooo:rsid="003d8337" officeooo:paragraph-rsid="003d8337" style:font-size-asian="11pt" style:font-size-complex="11pt"/>
    </style:style>
    <style:style style:name="P47" style:family="paragraph" style:parent-style-name="Standard">
      <style:paragraph-properties fo:text-align="start" style:justify-single-word="false"/>
      <style:text-properties fo:font-size="11pt" officeooo:rsid="003f9681" officeooo:paragraph-rsid="003f9681" style:font-size-asian="11pt" style:font-size-complex="11pt"/>
    </style:style>
    <style:style style:name="P48" style:family="paragraph" style:parent-style-name="Standard">
      <style:paragraph-properties fo:text-align="start" style:justify-single-word="false"/>
      <style:text-properties fo:font-size="11pt" officeooo:rsid="0041e0d9" officeooo:paragraph-rsid="0041e0d9" style:font-size-asian="11pt" style:font-size-complex="11pt"/>
    </style:style>
    <style:style style:name="P49" style:family="paragraph" style:parent-style-name="Standard">
      <style:paragraph-properties fo:text-align="center" style:justify-single-word="false"/>
    </style:style>
    <style:style style:name="P50" style:family="paragraph" style:parent-style-name="Standard">
      <style:paragraph-properties fo:text-align="start" style:justify-single-word="false"/>
      <style:text-properties officeooo:rsid="00447559" officeooo:paragraph-rsid="00447559"/>
    </style:style>
    <style:style style:name="P51" style:family="paragraph" style:parent-style-name="Standard">
      <style:paragraph-properties fo:text-align="start" style:justify-single-word="false"/>
      <style:text-properties officeooo:rsid="00447615" officeooo:paragraph-rsid="00447615"/>
    </style:style>
    <style:style style:name="P52" style:family="paragraph" style:parent-style-name="Standard">
      <style:paragraph-properties fo:text-align="start" style:justify-single-word="false"/>
      <style:text-properties officeooo:paragraph-rsid="00447615"/>
    </style:style>
    <style:style style:name="T1" style:family="text">
      <style:text-properties officeooo:rsid="001d1074"/>
    </style:style>
    <style:style style:name="T2" style:family="text">
      <style:text-properties officeooo:rsid="0027c042"/>
    </style:style>
    <style:style style:name="T3" style:family="text">
      <style:text-properties officeooo:rsid="0028b7fe"/>
    </style:style>
    <style:style style:name="T4" style:family="text">
      <style:text-properties officeooo:rsid="0029e136"/>
    </style:style>
    <style:style style:name="T5" style:family="text">
      <style:text-properties officeooo:rsid="002ffc02"/>
    </style:style>
    <style:style style:name="T6" style:family="text">
      <style:text-properties style:font-name="Calibri" fo:font-weight="normal" officeooo:rsid="0019e31c" style:font-weight-asian="normal" style:font-name-complex="Calibri" style:font-weight-complex="normal"/>
    </style:style>
    <style:style style:name="T7" style:family="text">
      <style:text-properties style:font-name="Calibri" fo:font-weight="normal" officeooo:rsid="0033328b" style:font-weight-asian="normal" style:font-name-complex="Calibri" style:font-weight-complex="normal"/>
    </style:style>
    <style:style style:name="T8" style:family="text">
      <style:text-properties style:font-name="Calibri" fo:font-weight="normal" officeooo:rsid="001cbb11" style:font-weight-asian="normal" style:font-name-complex="Calibri" style:font-weight-complex="normal"/>
    </style:style>
    <style:style style:name="T9" style:family="text">
      <style:text-properties officeooo:rsid="0032e0b4"/>
    </style:style>
    <style:style style:name="T10" style:family="text">
      <style:text-properties officeooo:rsid="0033328b"/>
    </style:style>
    <style:style style:name="T11" style:family="text">
      <style:text-properties officeooo:rsid="003452bb"/>
    </style:style>
    <style:style style:name="T12" style:family="text">
      <style:text-properties officeooo:rsid="001b468f"/>
    </style:style>
    <style:style style:name="T13" style:family="text">
      <style:text-properties officeooo:rsid="00393a08"/>
    </style:style>
    <style:style style:name="T14" style:family="text">
      <style:text-properties officeooo:rsid="003a21c8"/>
    </style:style>
    <style:style style:name="T15" style:family="text">
      <style:text-properties fo:color="#000000" style:font-name="Arial" fo:font-size="10.5pt" style:font-size-asian="10.5pt"/>
    </style:style>
    <style:style style:name="T16" style:family="text">
      <style:text-properties fo:font-size="11pt" officeooo:rsid="003a21c8" fo:background-color="transparent" loext:char-shading-value="0" style:font-size-asian="11pt" style:font-size-complex="11pt"/>
    </style:style>
    <style:style style:name="T17" style:family="text">
      <style:text-properties officeooo:rsid="003a21c8" fo:background-color="transparent" loext:char-shading-value="0"/>
    </style:style>
    <style:style style:name="T18" style:family="text">
      <style:text-properties officeooo:rsid="003d83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AIV100 Document List </text:p>
      <text:p text:style-name="P3">智能IP一体机文档清单</text:p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14">2019-7-10</text:p>
          </table:table-cell>
          <table:table-cell table:style-name="Table1.A1" office:value-type="string">
            <text:p text:style-name="P14">建立此文档</text:p>
          </table:table-cell>
          <table:table-cell table:style-name="Table1.C1" office:value-type="string">
            <text:p text:style-name="P14">HL</text:p>
          </table:table-cell>
        </table:table-row>
        <table:table-row table:style-name="Table1.1">
          <table:table-cell table:style-name="Table1.A2" office:value-type="string">
            <text:p text:style-name="P15">2020-1-16</text:p>
          </table:table-cell>
          <table:table-cell table:style-name="Table1.A2" office:value-type="string">
            <text:p text:style-name="P15">刷新添加CAMSVR-２系统</text:p>
          </table:table-cell>
          <table:table-cell table:style-name="Table1.C2" office:value-type="string">
            <text:p text:style-name="P15">HL</text:p>
          </table:table-cell>
        </table:table-row>
      </table:table>
      <text:p text:style-name="P1"/>
      <text:p text:style-name="P50"><text:a xlink:type="simple" xlink:href="mailto:harry@harry-Latitude-E5470">harry@harry-Latitude-E5470</text:a>:/media/harry/easystore/backup-2020-2-15/CTI0/3proejcts/3-8-smart-tech/3-8-2-George/master-aiv100-3-8-2$</text:p>
      <text:p text:style-name="P50"/>
      <text:p text:style-name="P51"><text:a xlink:type="simple" xlink:href="https://github.com/hualili/robotics-open_abb/upload/master/aiv100">https://github.com/hualili/robotics-open_abb/upload/master/aiv100</text:a></text:p>
      <text:p text:style-name="P52"/>
      <text:p text:style-name="P1"/>
      <text:p text:style-name="P2">表<text:span text:style-name="T1">1. 智能IP一体机CAMSVR 文档清单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4"><text:span text:style-name="T3">Number</text:span>编号</text:p>
          </table:table-cell>
          <table:table-cell table:style-name="Table3.A1" office:value-type="string">
            <text:p text:style-name="P28">Description说明及文档编号</text:p>
          </table:table-cell>
          <table:table-cell table:style-name="Table3.C1" office:value-type="string">
            <text:p text:style-name="P14">备注</text:p>
          </table:table-cell>
        </table:table-row>
        <table:table-row>
          <table:table-cell table:style-name="Table3.A2" office:value-type="string">
            <text:p text:style-name="P7">1. <text:span text:style-name="T9">Features List</text:span></text:p>
          </table:table-cell>
          <table:table-cell table:style-name="Table3.A2" office:value-type="string">
            <text:p text:style-name="P19"><text:s/><text:span text:style-name="T6">101-productFeature-English-cti-v6-hl-mo-gs-2019-11-16.doc</text:span></text:p>
          </table:table-cell>
          <table:table-cell table:style-name="Table3.C2" office:value-type="string">
            <text:p text:style-name="P16"><text:s/></text:p>
          </table:table-cell>
        </table:table-row>
        <table:table-row>
          <table:table-cell table:style-name="Table3.A2" office:value-type="string">
            <text:p text:style-name="P45">101. Architecture</text:p>
          </table:table-cell>
          <table:table-cell table:style-name="Table3.A2" office:value-type="string">
            <text:p text:style-name="P36">101-architecture-HL-20190521.odp</text:p>
            <text:p text:style-name="P37"><text:a xlink:type="simple" xlink:href="https://github.com/hualili/robotics-open_abb/tree/master/aiv100"><text:span text:style-name="T17">https://github.com/hualili/robotics-open_abb/tree/master/aiv100</text:span></text:a></text:p>
          </table:table-cell>
          <table:table-cell table:style-name="Table3.C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46">101b. Product Features </text:p>
          </table:table-cell>
          <table:table-cell table:style-name="Table3.A2" office:value-type="string">
            <text:p text:style-name="P39">101-productFeature-English-cti-v2-hl-2019-10-2.doc</text:p>
            <text:p text:style-name="P38"><text:a xlink:type="simple" xlink:href="https://github.com/hualili/robotics-open_abb/tree/master/aiv100"><text:span text:style-name="T17">https://github.com/hualili/robotics-open_abb/tree/master/aiv100</text:span></text:a></text:p>
          </table:table-cell>
          <table:table-cell table:style-name="Table3.C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47">102. UI (user interfacec) </text:p>
          </table:table-cell>
          <table:table-cell table:style-name="Table3.A2" office:value-type="string">
            <text:p text:style-name="P40">102-ui-HL-20191028.otp</text:p>
          </table:table-cell>
          <table:table-cell table:style-name="Table3.C2" office:value-type="string">
            <text:p text:style-name="P42">Under construction</text:p>
          </table:table-cell>
        </table:table-row>
        <table:table-row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18"/>
          </table:table-cell>
          <table:table-cell table:style-name="Table3.C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48">104. Pricing </text:p>
          </table:table-cell>
          <table:table-cell table:style-name="Table3.A2" office:value-type="string">
            <text:p text:style-name="P41">104-pricing-ProductLine-English-v9-hl-gs-2019-10-30.doc</text:p>
          </table:table-cell>
          <table:table-cell table:style-name="Table3.C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18"/>
          </table:table-cell>
          <table:table-cell table:style-name="Table3.C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18"/>
          </table:table-cell>
          <table:table-cell table:style-name="Table3.C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18"/>
          </table:table-cell>
          <table:table-cell table:style-name="Table3.C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18"/>
          </table:table-cell>
          <table:table-cell table:style-name="Table3.C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18"/>
          </table:table-cell>
          <table:table-cell table:style-name="Table3.C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18"/>
          </table:table-cell>
          <table:table-cell table:style-name="Table3.C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4"><text:span text:style-name="T2">2</text:span>. <text:span text:style-name="T11">Technical spec</text:span></text:p>
          </table:table-cell>
          <table:table-cell table:style-name="Table3.A2" office:value-type="string">
            <text:p text:style-name="P18"/>
          </table:table-cell>
          <table:table-cell table:style-name="Table3.C2" office:value-type="string">
            <text:p text:style-name="P17"><text:s/></text:p>
          </table:table-cell>
        </table:table-row>
        <table:table-row>
          <table:table-cell table:style-name="Table3.A2" office:value-type="string">
            <text:p text:style-name="P4">3. <text:span text:style-name="T4">Bill of the material</text:span></text:p>
          </table:table-cell>
          <table:table-cell table:style-name="Table3.A2" office:value-type="string">
            <text:p text:style-name="P22"/>
          </table:table-cell>
          <table:table-cell table:style-name="Table3.C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5">4. Three D printing CAD file <text:span text:style-name="T11">for the server logo printing</text:span></text:p>
          </table:table-cell>
          <table:table-cell table:style-name="Table3.A2" office:value-type="string">
            <text:p text:style-name="P20"/>
          </table:table-cell>
          <table:table-cell table:style-name="Table3.C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6">5. <text:span text:style-name="T5">System Assembly Guide </text:span></text:p>
          </table:table-cell>
          <table:table-cell table:style-name="Table3.A2" office:value-type="string">
            <text:p text:style-name="P21"/>
          </table:table-cell>
          <table:table-cell table:style-name="Table3.C2" office:value-type="string">
            <text:p text:style-name="P17"/>
          </table:table-cell>
        </table:table-row>
        <table:table-row>
          <table:table-cell table:style-name="Table3.A18" office:value-type="string">
            <text:p text:style-name="P8">6. <text:span text:style-name="T10">Product 24-7 testing document</text:span></text:p>
          </table:table-cell>
          <table:table-cell table:style-name="Table3.A18" office:value-type="string">
            <text:p text:style-name="P23"><text:s/></text:p>
          </table:table-cell>
          <table:table-cell table:style-name="Table3.C2" office:value-type="string">
            <text:p text:style-name="P17"/>
          </table:table-cell>
        </table:table-row>
        <table:table-row>
          <table:table-cell table:style-name="Table3.A18" office:value-type="string">
            <text:p text:style-name="P9">7. <text:span text:style-name="T10">User Guide </text:span></text:p>
          </table:table-cell>
          <table:table-cell table:style-name="Table3.A18" office:value-type="string">
            <text:p text:style-name="P31"><text:s/>document number: ??? <text:span text:style-name="T12">Yusuke,</text:span> <text:span text:style-name="T12">Danny???, 2/14; </text:span></text:p>
          </table:table-cell>
          <table:table-cell table:style-name="Table3.C2" office:value-type="string">
            <text:p text:style-name="P17"/>
          </table:table-cell>
        </table:table-row>
        <text:soft-page-break/>
        <table:table-row>
          <table:table-cell table:style-name="Table3.A18" office:value-type="string">
            <text:p text:style-name="P9">8. 产品装箱手册及装箱清单</text:p>
          </table:table-cell>
          <table:table-cell table:style-name="Table3.A18" office:value-type="string">
            <text:p text:style-name="P24"/>
          </table:table-cell>
          <table:table-cell table:style-name="Table3.C2" office:value-type="string">
            <text:p text:style-name="P17"/>
          </table:table-cell>
        </table:table-row>
        <table:table-row>
          <table:table-cell table:style-name="Table3.A18" office:value-type="string">
            <text:p text:style-name="P10">9. UI Readme </text:p>
          </table:table-cell>
          <table:table-cell table:style-name="Table3.A18" office:value-type="string">
            <text:p text:style-name="P32">??? Sherry, Dr. Jiang??? 2/14; </text:p>
          </table:table-cell>
          <table:table-cell table:style-name="Table3.C2" office:value-type="string">
            <text:p text:style-name="P17"/>
          </table:table-cell>
        </table:table-row>
        <table:table-row>
          <table:table-cell table:style-name="Table3.A18" office:value-type="string">
            <text:p text:style-name="P32"><text:span text:style-name="T10">10. </text:span>Data base </text:p>
          </table:table-cell>
          <table:table-cell table:style-name="Table3.A18" office:value-type="string">
            <text:p text:style-name="P33">document number: ??? Yusuke ??? 2/14; </text:p>
          </table:table-cell>
          <table:table-cell table:style-name="Table3.C2" office:value-type="string">
            <text:p text:style-name="P17"/>
          </table:table-cell>
        </table:table-row>
        <table:table-row>
          <table:table-cell table:style-name="Table3.A18" office:value-type="string">
            <text:p text:style-name="P13"><text:span text:style-name="T7">11. </text:span><text:span text:style-name="T8">UML model</text:span></text:p>
          </table:table-cell>
          <table:table-cell table:style-name="Table3.A18" office:value-type="string">
            <text:p text:style-name="P13"><text:span text:style-name="T8">software architecture, document number: ??? Yusuke ??? 2/14 </text:span><text:s text:c="2"/></text:p>
          </table:table-cell>
          <table:table-cell table:style-name="Table3.C2" office:value-type="string">
            <text:p text:style-name="P17"/>
          </table:table-cell>
        </table:table-row>
        <table:table-row>
          <table:table-cell table:style-name="Table3.A18" office:value-type="string">
            <text:p text:style-name="P11">12. Architecture document</text:p>
          </table:table-cell>
          <table:table-cell table:style-name="Table3.A18" office:value-type="string">
            <text:p text:style-name="P25">12.1 </text:p>
            <text:p text:style-name="P25">12.2 CAMSVR2: camsvr2-architecture-hl-2020-02-22.odp</text:p>
          </table:table-cell>
          <table:table-cell table:style-name="Table3.C2" office:value-type="string">
            <text:p text:style-name="P17"/>
          </table:table-cell>
        </table:table-row>
        <table:table-row>
          <table:table-cell table:style-name="Table3.A18" office:value-type="string">
            <text:p text:style-name="P11"/>
          </table:table-cell>
          <table:table-cell table:style-name="Table3.A18" office:value-type="string">
            <text:p text:style-name="P25"/>
          </table:table-cell>
          <table:table-cell table:style-name="Table3.C2" office:value-type="string">
            <text:p text:style-name="P17"/>
          </table:table-cell>
        </table:table-row>
        <table:table-row>
          <table:table-cell table:style-name="Table3.A18" office:value-type="string">
            <text:p text:style-name="P11"/>
          </table:table-cell>
          <table:table-cell table:style-name="Table3.A18" office:value-type="string">
            <text:p text:style-name="P25"/>
          </table:table-cell>
          <table:table-cell table:style-name="Table3.C2" office:value-type="string">
            <text:p text:style-name="P17"/>
          </table:table-cell>
        </table:table-row>
        <table:table-row>
          <table:table-cell table:style-name="Table3.A18" office:value-type="string">
            <text:p text:style-name="P12">110 Intrusion bug fix </text:p>
          </table:table-cell>
          <table:table-cell table:style-name="Table3.A18" office:value-type="string">
            <text:p text:style-name="P26"><text:span text:style-name="T13">1. </text:span>110-flashing-bug-fix-master-integration-hl-2020-3-8.<text:span text:style-name="T13">odp</text:span></text:p>
            <text:p text:style-name="P27">2. <text:a xlink:type="simple" xlink:href="https://github.com/hualili/robotics-open_abb/tree/master/aiv100"><text:span text:style-name="T14">https://github.com/hualili/robotics-open_abb/tree/master/aiv100</text:span></text:a></text:p>
            <text:p text:style-name="P29"><text:span text:style-name="T16">3. source code: </text:span><text:span text:style-name="T15">harry@harry-Latitude-E5470:~/Documents/3-project/3-2-0-1-utility/3-2-0-1-1-8-histo$ </text:span></text:p>
          </table:table-cell>
          <table:table-cell table:style-name="Table3.C2" office:value-type="string">
            <text:p text:style-name="P17"/>
          </table:table-cell>
        </table:table-row>
        <table:table-row>
          <table:table-cell table:style-name="Table3.A18" office:value-type="string">
            <text:p text:style-name="P11"/>
          </table:table-cell>
          <table:table-cell table:style-name="Table3.A18" office:value-type="string">
            <text:p text:style-name="P25"/>
          </table:table-cell>
          <table:table-cell table:style-name="Table3.C2" office:value-type="string">
            <text:p text:style-name="P17"/>
          </table:table-cell>
        </table:table-row>
        <table:table-row>
          <table:table-cell table:style-name="Table3.A18" office:value-type="string">
            <text:p text:style-name="P11"/>
          </table:table-cell>
          <table:table-cell table:style-name="Table3.A18" office:value-type="string">
            <text:p text:style-name="P25"/>
          </table:table-cell>
          <table:table-cell table:style-name="Table3.C2" office:value-type="string">
            <text:p text:style-name="P17"/>
          </table:table-cell>
        </table:table-row>
        <table:table-row>
          <table:table-cell table:style-name="Table3.A18" office:value-type="string">
            <text:p text:style-name="P11"/>
          </table:table-cell>
          <table:table-cell table:style-name="Table3.A18" office:value-type="string">
            <text:p text:style-name="P25"/>
          </table:table-cell>
          <table:table-cell table:style-name="Table3.C2" office:value-type="string">
            <text:p text:style-name="P17"/>
          </table:table-cell>
        </table:table-row>
      </table:table>
      <text:p text:style-name="P2"/>
      <text:p text:style-name="P30"><text:s/></text:p>
      <text:p text:style-name="P1">(END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" style:font-family-generic="modern"/>
    <style:font-face style:name="Arial" svg:font-family="Arial" style:font-family-generic="roman"/>
    <style:font-face style:name="Droid Sans Fallback2" svg:font-family="'Droid Sans Fallback', Cambria" style:font-family-generic="roman"/>
    <style:font-face style:name="FreeSans" svg:font-family="FreeSans" style:font-family-generic="roman"/>
    <style:font-face style:name="宋体" svg:font-family="宋体" style:font-family-generic="roman"/>
    <style:font-face style:name="FreeSans2" svg:font-family="FreeSans" style:font-family-generic="swiss"/>
    <style:font-face style:name="Droid Sans Fallback1" svg:font-family="'Droid Sans Fallback'" style:font-pitch="variable"/>
    <style:font-face style:name="FreeSans3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roid Sans Fallback1" style:font-family-asian="'Droid Sans Fallback'" style:font-pitch-asian="variable" style:font-size-asian="12pt" style:language-asian="zh" style:country-asian="CN" style:font-name-complex="FreeSans3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3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, 'Courier New'" style:font-family-generic="modern" fo:font-size="10pt" style:font-name-asian="Droid Sans Fallback2" style:font-family-asian="'Droid Sans Fallback', Cambria" style:font-family-generic-asian="roman" style:font-size-asian="10pt" style:font-name-complex="Liberation Mono" style:font-family-complex="'Liberation Mono', 'Courier New'" style:font-family-generic-complex="modern" style:font-size-complex="10pt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text-line-through-type="none" style:font-name="宋体" fo:font-family="宋体" style:font-family-generic="roman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ct_20_with_20_shadow" style:display-name="Object with shadow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ct_20_without_20_fill" style:display-name="Object without fill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ct_20_with_20_no_20_fill_20_and_20_no_20_line" style:display-name="Object with no fill and no lin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ext_20_body_20_justified" style:display-name="Text body justifie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24pt" style:font-name-asian="DejaVu Sans" style:font-family-asian="'DejaVu Sans'" style:font-family-generic-asian="system" style:font-pitch-asian="variable" style:font-size-asian="24pt" style:font-name-complex="Liberation Sans1" style:font-family-complex="'Liberation Sans'" style:font-family-generic-complex="system" style:font-pitch-complex="variable" style:font-size-complex="12pt"/>
    </style:style>
    <style:style style:name="Title2" style:family="paragraph" style:default-outline-level="">
      <style:paragraph-properties fo:margin-left="0in" fo:margin-right="0.0783in" fo:margin-top="0.0398in" fo:margin-bottom="0.0398in" style:contextual-spacing="false" fo:text-align="center" style:justify-single-word="false" fo:orphans="2" fo:widows="2" fo:text-indent="0in" style:auto-text-indent="false" style:writing-mode="lr-tb"/>
      <style:text-properties style:font-name="Liberation Serif" fo:font-family="'Liberation Serif'" style:font-family-generic="roman" style:font-pitch="variable" fo:font-size="36pt" style:font-name-asian="DejaVu Sans" style:font-family-asian="'DejaVu Sans'" style:font-family-generic-asian="system" style:font-pitch-asian="variable" style:font-size-asian="36pt" style:font-name-complex="Liberation Sans1" style:font-family-complex="'Liberation Sans'" style:font-family-generic-complex="system" style:font-pitch-complex="variable" style:font-size-complex="12pt"/>
    </style:style>
    <style:style style:name="Dimension_20_Line" style:display-name="Dimension Lin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Gliederung_20_1" style:display-name="Default~LT~Gliederung 1" style:family="paragraph" style:default-outline-level="">
      <style:paragraph-properties fo:margin-left="0.3098in" fo:margin-right="0in" fo:margin-top="0.0917in" fo:margin-bottom="0in" style:contextual-spacing="false" fo:text-align="start" style:justify-single-word="false" fo:orphans="2" fo:widows="2" fo:text-indent="-0.3098in" style:auto-text-indent="fals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6701in" fo:margin-right="0in" fo:margin-top="0.0799in" fo:margin-bottom="0in" style:contextual-spacing="false" fo:text-align="start" style:justify-single-word="false" fo:text-indent="-0.2575in" style:auto-text-indent="false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0327in" fo:margin-right="0in" fo:margin-top="0.0689in" fo:margin-bottom="0in" style:contextual-spacing="false" fo:text-align="start" style:justify-single-word="false" fo:text-indent="-0.2063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4453in" fo:margin-right="0in" fo:margin-top="0.0571in" fo:margin-bottom="0in" style:contextual-spacing="false" fo:text-align="start" style:justify-single-word="false" fo:text-indent="-0.2063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1.8575in" fo:margin-right="0in" fo:margin-top="0.0571in" fo:margin-bottom="0in" style:contextual-spacing="false" fo:text-align="start" style:justify-single-word="false" fo:text-indent="-0.2063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1.8575in" fo:margin-right="0in" fo:margin-top="0.0571in" fo:margin-bottom="0in" style:contextual-spacing="false" fo:text-align="start" style:justify-single-word="false" fo:text-indent="-0.2063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1.8575in" fo:margin-right="0in" fo:margin-top="0.0571in" fo:margin-bottom="0in" style:contextual-spacing="false" fo:text-align="start" style:justify-single-word="false" fo:text-indent="-0.2063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1.8575in" fo:margin-right="0in" fo:margin-top="0.0571in" fo:margin-bottom="0in" style:contextual-spacing="false" fo:text-align="start" style:justify-single-word="false" fo:text-indent="-0.2063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1.8575in" fo:margin-right="0in" fo:margin-top="0.0571in" fo:margin-bottom="0in" style:contextual-spacing="false" fo:text-align="start" style:justify-single-word="false" fo:text-indent="-0.2063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111in" fo:margin-bottom="0in" style:contextual-spacing="false" fo:text-align="center" style:justify-single-word="false" fo:orphans="2" fo:widows="2" fo:text-indent="-0.3752in" style:auto-text-indent="fals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宋体" fo:font-family="宋体" style:font-family-generic="roman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宋体" fo:font-family="宋体" style:font-family-generic="roman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in" fo:margin-right="0in" fo:margin-top="0.0626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.3098in" fo:margin-right="0in" fo:margin-top="0.0917in" fo:margin-bottom="0in" style:contextual-spacing="false" fo:text-align="start" style:justify-single-word="false" fo:orphans="2" fo:widows="2" fo:text-indent="-0.3098in" style:auto-text-indent="fals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.6701in" fo:margin-right="0in" fo:margin-top="0.0799in" fo:margin-bottom="0in" style:contextual-spacing="false" fo:text-align="start" style:justify-single-word="false" fo:text-indent="-0.2575in" style:auto-text-indent="false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1.0327in" fo:margin-right="0in" fo:margin-top="0.0689in" fo:margin-bottom="0in" style:contextual-spacing="false" fo:text-align="start" style:justify-single-word="false" fo:text-indent="-0.2063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1.4453in" fo:margin-right="0in" fo:margin-top="0.0571in" fo:margin-bottom="0in" style:contextual-spacing="false" fo:text-align="start" style:justify-single-word="false" fo:text-indent="-0.2063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1.8575in" fo:margin-right="0in" fo:margin-top="0.0571in" fo:margin-bottom="0in" style:contextual-spacing="false" fo:text-align="start" style:justify-single-word="false" fo:text-indent="-0.2063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1.8575in" fo:margin-right="0in" fo:margin-top="0.0571in" fo:margin-bottom="0in" style:contextual-spacing="false" fo:text-align="start" style:justify-single-word="false" fo:text-indent="-0.2063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1.8575in" fo:margin-right="0in" fo:margin-top="0.0571in" fo:margin-bottom="0in" style:contextual-spacing="false" fo:text-align="start" style:justify-single-word="false" fo:text-indent="-0.2063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1.8575in" fo:margin-right="0in" fo:margin-top="0.0571in" fo:margin-bottom="0in" style:contextual-spacing="false" fo:text-align="start" style:justify-single-word="false" fo:text-indent="-0.2063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1.8575in" fo:margin-right="0in" fo:margin-top="0.0571in" fo:margin-bottom="0in" style:contextual-spacing="false" fo:text-align="start" style:justify-single-word="false" fo:text-indent="-0.2063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ndnote_20_Characters" style:display-name="End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098in" fo:margin-right="0in" fo:margin-top="0.0917in" fo:margin-bottom="0in" style:contextual-spacing="false" fo:text-align="start" style:justify-single-word="false" fo:orphans="2" fo:widows="2" fo:text-indent="-0.3098in" style:auto-text-indent="fals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6701in" fo:margin-right="0in" fo:margin-top="0.0799in" fo:margin-bottom="0in" style:contextual-spacing="false" fo:text-align="start" style:justify-single-word="false" fo:text-indent="-0.2575in" style:auto-text-indent="false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0327in" fo:margin-right="0in" fo:margin-top="0.0689in" fo:margin-bottom="0in" style:contextual-spacing="false" fo:text-align="start" style:justify-single-word="false" fo:text-indent="-0.2063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4453in" fo:margin-right="0in" fo:margin-top="0.0571in" fo:margin-bottom="0in" style:contextual-spacing="false" fo:text-align="start" style:justify-single-word="false" fo:text-indent="-0.2063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1.8575in" fo:margin-right="0in" fo:margin-top="0.0571in" fo:margin-bottom="0in" style:contextual-spacing="false" fo:text-align="start" style:justify-single-word="false" fo:text-indent="-0.2063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1.8575in" fo:margin-right="0in" fo:margin-top="0.0571in" fo:margin-bottom="0in" style:contextual-spacing="false" fo:text-align="start" style:justify-single-word="false" fo:text-indent="-0.2063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1.8575in" fo:margin-right="0in" fo:margin-top="0.0571in" fo:margin-bottom="0in" style:contextual-spacing="false" fo:text-align="start" style:justify-single-word="false" fo:text-indent="-0.2063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1.8575in" fo:margin-right="0in" fo:margin-top="0.0571in" fo:margin-bottom="0in" style:contextual-spacing="false" fo:text-align="start" style:justify-single-word="false" fo:text-indent="-0.2063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1.8575in" fo:margin-right="0in" fo:margin-top="0.0571in" fo:margin-bottom="0in" style:contextual-spacing="false" fo:text-align="start" style:justify-single-word="false" fo:text-indent="-0.2063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111in" fo:margin-bottom="0in" style:contextual-spacing="false" fo:text-align="center" style:justify-single-word="false" fo:orphans="2" fo:widows="2" fo:text-indent="-0.3752in" style:auto-text-indent="fals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宋体" fo:font-family="宋体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Gliederung_20_1" style:display-name="Blank Slide~LT~Gliederung 1" style:family="paragraph" style:default-outline-level="">
      <style:paragraph-properties fo:margin-left="0in" fo:margin-right="0in" fo:margin-top="0in" fo:margin-bottom="0.1472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left="0in" fo:margin-right="0in" fo:margin-top="0in" fo:margin-bottom="0.1173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left="0in" fo:margin-right="0in" fo:margin-top="0in" fo:margin-bottom="0.0882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left="0in" fo:margin-right="0in" fo:margin-top="0in" fo:margin-bottom="0.0583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left="0in" fo:margin-right="0in" fo:margin-top="0in" fo:margin-bottom="0.0291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left="0in" fo:margin-right="0in" fo:margin-top="0in" fo:margin-bottom="0.0291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left="0in" fo:margin-right="0in" fo:margin-top="0in" fo:margin-bottom="0.0291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left="0in" fo:margin-right="0in" fo:margin-top="0in" fo:margin-bottom="0.0291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left="0in" fo:margin-right="0in" fo:margin-top="0in" fo:margin-bottom="0.0291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3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3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x="0.0728in" svg:y="-0.1465in" svg:width="0.3835in" svg:height="0.361in" draw:z-index="1"><draw:image xlink:href="Pictures/10000000000000580000004B708087DB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04:14:59.575684100</meta:creation-date>
    <dc:date>2020-03-07T11:32:52.532293554</dc:date>
    <meta:editing-cycles>60</meta:editing-cycles>
    <meta:editing-duration>PT4H34M23S</meta:editing-duration>
    <meta:generator>LibreOffice/4.2.8.2$Linux_X86_64 LibreOffice_project/420m0$Build-2</meta:generator>
    <meta:document-statistic meta:table-count="2" meta:image-count="1" meta:object-count="0" meta:page-count="2" meta:paragraph-count="53" meta:word-count="178" meta:character-count="1511" meta:non-whitespace-character-count="1408"/>
  </office:meta>
</office:document-meta>
</file>